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th</text:p>
          </table:table-cell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string" calcext:value-type="string">
            <text:p>Ith</text:p>
          </table:table-cell>
          <table:table-cell office:value-type="float" office:value="0.000606" calcext:value-type="float">
            <text:p>0,00060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f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Подбираем значения, пока значение будет близко к 1,38</text:p>
          </table:table-cell>
          <table:table-cell/>
        </table:table-row>
        <table:table-row table:style-name="ro1">
          <table:table-cell office:value-type="string" calcext:value-type="string">
            <text:p>Uth</text:p>
          </table:table-cell>
          <table:table-cell table:formula="of:=([.B6] - [.B4]*[.B8])/(1+[.B8]/[.B7])" office:value-type="float" office:value="4.86169565217391" calcext:value-type="float">
            <text:p>4,86169565217391</text:p>
          </table:table-cell>
        </table:table-row>
        <table:table-row table:style-name="ro1">
          <table:table-cell office:value-type="string" calcext:value-type="string">
            <text:p>I1</text:p>
          </table:table-cell>
          <table:table-cell table:formula="of:=[.B10]/[.B7]" office:value-type="float" office:value="0.00648226086956522" calcext:value-type="float">
            <text:p>0,00648226086956522</text:p>
          </table:table-cell>
        </table:table-row>
        <table:table-row table:style-name="ro1">
          <table:table-cell office:value-type="string" calcext:value-type="string">
            <text:p>I2</text:p>
          </table:table-cell>
          <table:table-cell table:formula="of:=[.B11]+[.B4]" office:value-type="float" office:value="0.00708826086956522" calcext:value-type="float">
            <text:p>0,00708826086956522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table:formula="of:=[.B11]*[.B11]*[.B7]" office:value-type="float" office:value="0.0315147794858223" calcext:value-type="float">
            <text:p>0,0315147794858223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table:formula="of:=[.B12]*[.B12]*[.B8]" office:value-type="float" office:value="0.135657293818526" calcext:value-type="float">
            <text:p>0,1356572938185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.00.0000</text:date>, <text:time style:data-style-name="N2" text:time-value="13:17:57.3701954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10:15:06.244596414</meta:creation-date>
    <meta:generator>LibreOffice/24.2.7.2$Linux_X86_64 LibreOffice_project/420$Build-2</meta:generator>
    <dc:date>2025-06-27T14:26:35.407943521</dc:date>
    <meta:editing-duration>PT3H10M59S</meta:editing-duration>
    <meta:editing-cycles>5</meta:editing-cycles>
    <meta:document-statistic meta:table-count="1" meta:cell-count="21" meta:object-count="0"/>
  </office:meta>
</office:document-meta>
</file>